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P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PA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0987.4" calcext:value-type="float">
            <text:p>20987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219.38" calcext:value-type="float">
            <text:p>219</text:p>
          </table:table-cell>
          <table:table-cell table:style-name="ce1" office:value-type="float" office:value="350.91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337.4" calcext:value-type="float">
            <text:p>337</text:p>
          </table:table-cell>
          <table:table-cell table:style-name="ce1" office:value-type="float" office:value="1066.1" calcext:value-type="float">
            <text:p>1066</text:p>
          </table:table-cell>
          <table:table-cell table:number-columns-repeated="1005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8" calcext:value-type="float">
            <text:p>17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21058.8" calcext:value-type="float">
            <text:p>21059</text:p>
          </table:table-cell>
          <table:table-cell table:style-name="ce1" office:value-type="float" office:value="777.7" calcext:value-type="float">
            <text:p>778</text:p>
          </table:table-cell>
          <table:table-cell table:style-name="ce1" office:value-type="float" office:value="46.2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165.06" calcext:value-type="float">
            <text:p>165</text:p>
          </table:table-cell>
          <table:table-cell table:style-name="ce1" office:value-type="float" office:value="251.37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1556.1" calcext:value-type="float">
            <text:p>1556</text:p>
          </table:table-cell>
          <table:table-cell table:number-columns-repeated="1005"/>
        </table:table-row>
        <table:table-row table:style-name="ro1">
          <table:table-cell table:style-name="ce1" office:value-type="float" office:value="1081.5" calcext:value-type="float">
            <text:p>1082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4" calcext:value-type="float">
            <text:p>8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3255.4" calcext:value-type="float">
            <text:p>23255</text:p>
          </table:table-cell>
          <table:table-cell table:style-name="ce1" office:value-type="float" office:value="1278.2" calcext:value-type="float">
            <text:p>127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44" calcext:value-type="float">
            <text:p>69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294.21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05"/>
        </table:table-row>
        <table:table-row table:style-name="ro1">
          <table:table-cell table:style-name="ce1" office:value-type="float" office:value="2887.5" calcext:value-type="float">
            <text:p>2888</text:p>
          </table:table-cell>
          <table:table-cell table:style-name="ce1" office:value-type="float" office:value="2338" calcext:value-type="float">
            <text:p>2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7" calcext:value-type="float">
            <text:p>106</text:p>
          </table:table-cell>
          <table:table-cell table:style-name="ce1" office:value-type="float" office:value="28807.8" calcext:value-type="float">
            <text:p>28808</text:p>
          </table:table-cell>
          <table:table-cell table:style-name="ce1" office:value-type="float" office:value="2941.4" calcext:value-type="float">
            <text:p>29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24.91" calcext:value-type="float">
            <text:p>2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9.7" calcext:value-type="float">
            <text:p>190</text:p>
          </table:table-cell>
          <table:table-cell table:style-name="ce1" office:value-type="float" office:value="653.1" calcext:value-type="float">
            <text:p>653</text:p>
          </table:table-cell>
          <table:table-cell table:number-columns-repeated="1005"/>
        </table:table-row>
        <table:table-row table:style-name="ro1">
          <table:table-cell table:style-name="ce1" office:value-type="float" office:value="2635.5" calcext:value-type="float">
            <text:p>2636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321.3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.1" calcext:value-type="float">
            <text:p>135</text:p>
          </table:table-cell>
          <table:table-cell table:style-name="ce1" office:value-type="float" office:value="26153.4" calcext:value-type="float">
            <text:p>26153</text:p>
          </table:table-cell>
          <table:table-cell table:style-name="ce1" office:value-type="float" office:value="2502.5" calcext:value-type="float">
            <text:p>2503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339.36" calcext:value-type="float">
            <text:p>3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82" calcext:value-type="float">
            <text:p>5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25.8" calcext:value-type="float">
            <text:p>626</text:p>
          </table:table-cell>
          <table:table-cell table:number-columns-repeated="1005"/>
        </table:table-row>
        <table:table-row table:style-name="ro1">
          <table:table-cell table:style-name="ce1" office:value-type="float" office:value="2026.5" calcext:value-type="float">
            <text:p>2027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79.6" calcext:value-type="float">
            <text:p>5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57.4" calcext:value-type="float">
            <text:p>32957</text:p>
          </table:table-cell>
          <table:table-cell table:style-name="ce1" office:value-type="float" office:value="1332.1" calcext:value-type="float">
            <text:p>1332</text:p>
          </table:table-cell>
          <table:table-cell table:style-name="ce1" office:value-type="float" office:value="79.8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2.62" calcext:value-type="float">
            <text:p>17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.5" calcext:value-type="float">
            <text:p>501</text:p>
          </table:table-cell>
          <table:table-cell table:number-columns-repeated="1005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8" calcext:value-type="float">
            <text:p>10</text:p>
          </table:table-cell>
          <table:table-cell table:style-name="ce1" office:value-type="float" office:value="100.8" calcext:value-type="float">
            <text:p>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59.2" calcext:value-type="float">
            <text:p>36859</text:p>
          </table:table-cell>
          <table:table-cell table:style-name="ce1" office:value-type="float" office:value="1054.9" calcext:value-type="float">
            <text:p>105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.72" calcext:value-type="float">
            <text:p>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3.9" calcext:value-type="float">
            <text:p>264</text:p>
          </table:table-cell>
          <table:table-cell table:number-columns-repeated="1005"/>
        </table:table-row>
        <table:table-row table:style-name="ro1">
          <table:table-cell table:style-name="ce1" office:value-type="float" office:value="3013.5" calcext:value-type="float">
            <text:p>3014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426.3" calcext:value-type="float">
            <text:p>426</text:p>
          </table:table-cell>
          <table:table-cell table:style-name="ce1" office:value-type="float" office:value="141.75" calcext:value-type="float">
            <text:p>142</text:p>
          </table:table-cell>
          <table:table-cell table:style-name="ce1" office:value-type="float" office:value="59.5" calcext:value-type="float">
            <text:p>60</text:p>
          </table:table-cell>
          <table:table-cell table:style-name="ce1" office:value-type="float" office:value="20878.2" calcext:value-type="float">
            <text:p>20878</text:p>
          </table:table-cell>
          <table:table-cell table:style-name="ce1" office:value-type="float" office:value="3187.8" calcext:value-type="float">
            <text:p>3188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19.28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3.78" calcext:value-type="float">
            <text:p>634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470" calcext:value-type="float">
            <text:p>1470</text:p>
          </table:table-cell>
          <table:table-cell table:number-columns-repeated="1005"/>
        </table:table-row>
        <table:table-row table:style-name="ro1">
          <table:table-cell table:style-name="ce1" office:value-type="float" office:value="2698.5" calcext:value-type="float">
            <text:p>2699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00.3" calcext:value-type="float">
            <text:p>300</text:p>
          </table:table-cell>
          <table:table-cell table:style-name="ce1" office:value-type="float" office:value="150.15" calcext:value-type="float">
            <text:p>150</text:p>
          </table:table-cell>
          <table:table-cell table:style-name="ce1" office:value-type="float" office:value="125.3" calcext:value-type="float">
            <text:p>125</text:p>
          </table:table-cell>
          <table:table-cell table:style-name="ce1" office:value-type="float" office:value="21462" calcext:value-type="float">
            <text:p>21462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2.56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4.53" calcext:value-type="float">
            <text:p>335</text:p>
          </table:table-cell>
          <table:table-cell table:style-name="ce1" office:value-type="float" office:value="160.65" calcext:value-type="float">
            <text:p>161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3.1" calcext:value-type="float">
            <text:p>1423</text:p>
          </table:table-cell>
          <table:table-cell table:number-columns-repeated="1005"/>
        </table:table-row>
        <table:table-row table:style-name="ro1">
          <table:table-cell table:style-name="ce1" office:value-type="float" office:value="4935" calcext:value-type="float">
            <text:p>4935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68.6" calcext:value-type="float">
            <text:p>69</text:p>
          </table:table-cell>
          <table:table-cell table:number-columns-repeated="2" table:style-name="ce1" office:value-type="float" office:value="165.9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32.6" calcext:value-type="float">
            <text:p>21433</text:p>
          </table:table-cell>
          <table:table-cell table:style-name="ce1" office:value-type="float" office:value="4288.9" calcext:value-type="float">
            <text:p>4289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123.2" calcext:value-type="float">
            <text:p>123</text:p>
          </table:table-cell>
          <table:table-cell table:style-name="ce1" office:value-type="float" office:value="278.88" calcext:value-type="float">
            <text:p>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1" calcext:value-type="float">
            <text:p>296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8" calcext:value-type="float">
            <text:p>1358</text:p>
          </table:table-cell>
          <table:table-cell table:number-columns-repeated="1005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225.4" calcext:value-type="float">
            <text:p>225</text:p>
          </table:table-cell>
          <table:table-cell table:style-name="ce1" office:value-type="float" office:value="304.5" calcext:value-type="float">
            <text:p>305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13133.4" calcext:value-type="float">
            <text:p>13133</text:p>
          </table:table-cell>
          <table:table-cell table:style-name="ce1" office:value-type="float" office:value="5051.2" calcext:value-type="float">
            <text:p>5051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64" calcext:value-type="float">
            <text:p>179</text:p>
          </table:table-cell>
          <table:table-cell table:style-name="ce1" office:value-type="float" office:value="653.31" calcext:value-type="float">
            <text:p>653</text:p>
          </table:table-cell>
          <table:table-cell table:style-name="ce1" office:value-type="float" office:value="26.25" calcext:value-type="float">
            <text:p>26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3.5" calcext:value-type="float">
            <text:p>1684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4532" calcext:value-type="float">
            <text:p>14532</text:p>
          </table:table-cell>
          <table:table-cell table:style-name="ce1" office:value-type="float" office:value="6067.6" calcext:value-type="float">
            <text:p>6068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.32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39" calcext:value-type="float">
            <text:p>7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1005"/>
        </table:table-row>
        <table:table-row table:style-name="ro1">
          <table:table-cell table:style-name="ce1" office:value-type="float" office:value="4399.5" calcext:value-type="float">
            <text:p>4400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299.25" calcext:value-type="float">
            <text:p>299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3007.4" calcext:value-type="float">
            <text:p>13007</text:p>
          </table:table-cell>
          <table:table-cell table:style-name="ce1" office:value-type="float" office:value="5359.2" calcext:value-type="float">
            <text:p>5359</text:p>
          </table:table-cell>
          <table:table-cell table:style-name="ce1" office:value-type="float" office:value="743.4" calcext:value-type="float">
            <text:p>743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88.72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24" calcext:value-type="float">
            <text:p>534</text:p>
          </table:table-cell>
          <table:table-cell table:style-name="ce1" office:value-type="float" office:value="96.6" calcext:value-type="float">
            <text:p>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07.4" calcext:value-type="float">
            <text:p>1807</text:p>
          </table:table-cell>
          <table:table-cell table:number-columns-repeated="1005"/>
        </table:table-row>
        <table:table-row table:style-name="ro1"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.9" calcext:value-type="float">
            <text:p>684</text:p>
          </table:table-cell>
          <table:table-cell table:style-name="ce1" office:value-type="float" office:value="15729" calcext:value-type="float">
            <text:p>15729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29.04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36" calcext:value-type="float">
            <text:p>486</text:p>
          </table:table-cell>
          <table:table-cell table:style-name="ce1" office:value-type="float" office:value="145.95" calcext:value-type="float">
            <text:p>1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5" calcext:value-type="float">
            <text:p>1645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14632.8" calcext:value-type="float">
            <text:p>14633</text:p>
          </table:table-cell>
          <table:table-cell table:style-name="ce1" office:value-type="float" office:value="4904.9" calcext:value-type="float">
            <text:p>4905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322.56" calcext:value-type="float">
            <text:p>323</text:p>
          </table:table-cell>
          <table:table-cell table:style-name="ce1" office:value-type="float" office:value="124.6" calcext:value-type="float">
            <text:p>125</text:p>
          </table:table-cell>
          <table:table-cell table:style-name="ce1" office:value-type="float" office:value="512.82" calcext:value-type="float">
            <text:p>513</text:p>
          </table:table-cell>
          <table:table-cell table:style-name="ce1" office:value-type="float" office:value="137.55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97.4" calcext:value-type="float">
            <text:p>1597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413.7" calcext:value-type="float">
            <text:p>414</text:p>
          </table:table-cell>
          <table:table-cell table:style-name="ce1" office:value-type="float" office:value="15708" calcext:value-type="float">
            <text:p>15708</text:p>
          </table:table-cell>
          <table:table-cell table:style-name="ce1" office:value-type="float" office:value="3965.5" calcext:value-type="float">
            <text:p>3966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.63" calcext:value-type="float">
            <text:p>316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3.6" calcext:value-type="float">
            <text:p>2134</text:p>
          </table:table-cell>
          <table:table-cell table:number-columns-repeated="1005"/>
        </table:table-row>
        <table:table-row table:style-name="ro1">
          <table:table-cell table:style-name="ce1" office:value-type="float" office:value="8610" calcext:value-type="float">
            <text:p>8610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15582" calcext:value-type="float">
            <text:p>15582</text:p>
          </table:table-cell>
          <table:table-cell table:style-name="ce1" office:value-type="float" office:value="7730.8" calcext:value-type="float">
            <text:p>7731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.4" calcext:value-type="float">
            <text:p>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3.17" calcext:value-type="float">
            <text:p>1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62.1" calcext:value-type="float">
            <text:p>1262</text:p>
          </table:table-cell>
          <table:table-cell table:number-columns-repeated="1005"/>
        </table:table-row>
        <table:table-row table:style-name="ro1">
          <table:table-cell table:style-name="ce1" office:value-type="float" office:value="11613" calcext:value-type="float">
            <text:p>11613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051.4" calcext:value-type="float">
            <text:p>1051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532.35" calcext:value-type="float">
            <text:p>532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0676.4" calcext:value-type="float">
            <text:p>10676</text:p>
          </table:table-cell>
          <table:table-cell table:style-name="ce1" office:value-type="float" office:value="6129.2" calcext:value-type="float">
            <text:p>612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74.48" calcext:value-type="float">
            <text:p>74</text:p>
          </table:table-cell>
          <table:table-cell table:style-name="ce1" office:value-type="float" office:value="86.66" calcext:value-type="float">
            <text:p>87</text:p>
          </table:table-cell>
          <table:table-cell table:style-name="ce1" office:value-type="float" office:value="158.76" calcext:value-type="float">
            <text:p>159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5.3" calcext:value-type="float">
            <text:p>1455</text:p>
          </table:table-cell>
          <table:table-cell table:number-columns-repeated="1005"/>
        </table:table-row>
        <table:table-row table:style-name="ro1">
          <table:table-cell table:style-name="ce1" office:value-type="float" office:value="10563" calcext:value-type="float">
            <text:p>10563</text:p>
          </table:table-cell>
          <table:table-cell table:style-name="ce1" office:value-type="float" office:value="2184" calcext:value-type="float">
            <text:p>2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9.6" calcext:value-type="float">
            <text:p>93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540.75" calcext:value-type="float">
            <text:p>541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2331.2" calcext:value-type="float">
            <text:p>12331</text:p>
          </table:table-cell>
          <table:table-cell table:style-name="ce1" office:value-type="float" office:value="6537.3" calcext:value-type="float">
            <text:p>6537</text:p>
          </table:table-cell>
          <table:table-cell table:style-name="ce1" office:value-type="float" office:value="1045.8" calcext:value-type="float">
            <text:p>1046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51.76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.64" calcext:value-type="float">
            <text:p>81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9.1" calcext:value-type="float">
            <text:p>1479</text:p>
          </table:table-cell>
          <table:table-cell table:number-columns-repeated="1005"/>
        </table:table-row>
        <table:table-row table:style-name="ro1">
          <table:table-cell table:style-name="ce1" office:value-type="float" office:value="11256" calcext:value-type="float">
            <text:p>11256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872.2" calcext:value-type="float">
            <text:p>872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53.4" calcext:value-type="float">
            <text:p>9353</text:p>
          </table:table-cell>
          <table:table-cell table:style-name="ce1" office:value-type="float" office:value="9332.4" calcext:value-type="float">
            <text:p>933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37.44" calcext:value-type="float">
            <text:p>237</text:p>
          </table:table-cell>
          <table:table-cell table:style-name="ce1" office:value-type="float" office:value="91.84" calcext:value-type="float">
            <text:p>92</text:p>
          </table:table-cell>
          <table:table-cell table:style-name="ce1" office:value-type="float" office:value="83.79" calcext:value-type="float">
            <text:p>84</text:p>
          </table:table-cell>
          <table:table-cell table:style-name="ce1" office:value-type="float" office:value="120.75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8.5" calcext:value-type="float">
            <text:p>1299</text:p>
          </table:table-cell>
          <table:table-cell table:number-columns-repeated="1005"/>
        </table:table-row>
        <table:table-row table:style-name="ro1">
          <table:table-cell table:style-name="ce1" office:value-type="float" office:value="9796.5" calcext:value-type="float">
            <text:p>9797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3.8" calcext:value-type="float">
            <text:p>1214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53.85" calcext:value-type="float">
            <text:p>354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11113.2" calcext:value-type="float">
            <text:p>11113</text:p>
          </table:table-cell>
          <table:table-cell table:style-name="ce1" office:value-type="float" office:value="8023.4" calcext:value-type="float">
            <text:p>8023</text:p>
          </table:table-cell>
          <table:table-cell table:style-name="ce1" office:value-type="float" office:value="514.5" calcext:value-type="float">
            <text:p>515</text:p>
          </table:table-cell>
          <table:table-cell table:style-name="ce1" office:value-type="float" office:value="1087.8" calcext:value-type="float">
            <text:p>1088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148.96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38" calcext:value-type="float">
            <text:p>79</text:p>
          </table:table-cell>
          <table:table-cell table:style-name="ce1" office:value-type="float" office:value="152.25" calcext:value-type="float">
            <text:p>15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2.5" calcext:value-type="float">
            <text:p>1453</text:p>
          </table:table-cell>
          <table:table-cell table:number-columns-repeated="1005"/>
        </table:table-row>
        <table:table-row table:style-name="ro1">
          <table:table-cell table:style-name="ce1" office:value-type="float" office:value="10825.5" calcext:value-type="float">
            <text:p>10826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.2" calcext:value-type="float">
            <text:p>872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1482.8" calcext:value-type="float">
            <text:p>11483</text:p>
          </table:table-cell>
          <table:table-cell table:style-name="ce1" office:value-type="float" office:value="8046.5" calcext:value-type="float">
            <text:p>8047</text:p>
          </table:table-cell>
          <table:table-cell table:style-name="ce1" office:value-type="float" office:value="955.5" calcext:value-type="float">
            <text:p>956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93.94" calcext:value-type="float">
            <text:p>94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0.2" calcext:value-type="float">
            <text:p>830</text:p>
          </table:table-cell>
          <table:table-cell table:number-columns-repeated="1005"/>
        </table:table-row>
        <table:table-row table:style-name="ro1">
          <table:table-cell table:style-name="ce1" office:value-type="float" office:value="6961.5" calcext:value-type="float">
            <text:p>6962</text:p>
          </table:table-cell>
          <table:table-cell table:style-name="ce1" office:value-type="float" office:value="2282" calcext:value-type="float">
            <text:p>2282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844.2" calcext:value-type="float">
            <text:p>844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12465.6" calcext:value-type="float">
            <text:p>12466</text:p>
          </table:table-cell>
          <table:table-cell table:style-name="ce1" office:value-type="float" office:value="10641.4" calcext:value-type="float">
            <text:p>10641</text:p>
          </table:table-cell>
          <table:table-cell table:style-name="ce1" office:value-type="float" office:value="1795.5" calcext:value-type="float">
            <text:p>1796</text:p>
          </table:table-cell>
          <table:table-cell table:style-name="ce1" office:value-type="float" office:value="1541.4" calcext:value-type="float">
            <text:p>15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8.48" calcext:value-type="float">
            <text:p>1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3.9" calcext:value-type="float">
            <text:p>894</text:p>
          </table:table-cell>
          <table:table-cell table:number-columns-repeated="1005"/>
        </table:table-row>
        <table:table-row table:style-name="ro1">
          <table:table-cell table:style-name="ce1" office:value-type="float" office:value="7371" calcext:value-type="float">
            <text:p>7371</text:p>
          </table:table-cell>
          <table:table-cell table:style-name="ce1" office:value-type="float" office:value="2548" calcext:value-type="float">
            <text:p>2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3078.8" calcext:value-type="float">
            <text:p>13079</text:p>
          </table:table-cell>
          <table:table-cell table:style-name="ce1" office:value-type="float" office:value="6876.1" calcext:value-type="float">
            <text:p>6876</text:p>
          </table:table-cell>
          <table:table-cell table:style-name="ce1" office:value-type="float" office:value="1518.3" calcext:value-type="float">
            <text:p>1518</text:p>
          </table:table-cell>
          <table:table-cell table:style-name="ce1" office:value-type="float" office:value="2849.7" calcext:value-type="float">
            <text:p>285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77.28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05"/>
        </table:table-row>
        <table:table-row table:style-name="ro1">
          <table:table-cell table:style-name="ce1" office:value-type="float" office:value="10626" calcext:value-type="float">
            <text:p>10626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3.8" calcext:value-type="float">
            <text:p>724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315.65" calcext:value-type="float">
            <text:p>1316</text:p>
          </table:table-cell>
          <table:table-cell table:style-name="ce1" office:value-type="float" office:value="91.7" calcext:value-type="float">
            <text:p>92</text:p>
          </table:table-cell>
          <table:table-cell table:style-name="ce1" office:value-type="float" office:value="16044" calcext:value-type="float">
            <text:p>16044</text:p>
          </table:table-cell>
          <table:table-cell table:style-name="ce1" office:value-type="float" office:value="7007" calcext:value-type="float">
            <text:p>7007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718.2" calcext:value-type="float">
            <text:p>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.25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8.4" calcext:value-type="float">
            <text:p>568</text:p>
          </table:table-cell>
          <table:table-cell table:number-columns-repeated="1005"/>
        </table:table-row>
        <table:table-row table:style-name="ro1">
          <table:table-cell table:style-name="ce1" office:value-type="float" office:value="11371.5" calcext:value-type="float">
            <text:p>11372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727.3" calcext:value-type="float">
            <text:p>727</text:p>
          </table:table-cell>
          <table:table-cell table:style-name="ce1" office:value-type="float" office:value="17862.6" calcext:value-type="float">
            <text:p>17863</text:p>
          </table:table-cell>
          <table:table-cell table:style-name="ce1" office:value-type="float" office:value="5628.7" calcext:value-type="float">
            <text:p>56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800.1" calcext:value-type="float">
            <text:p>800</text:p>
          </table:table-cell>
          <table:table-cell table:style-name="ce1" office:value-type="float" office:value="81.2" calcext:value-type="float">
            <text:p>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05"/>
        </table:table-row>
        <table:table-row table:style-name="ro1">
          <table:table-cell table:style-name="ce1" office:value-type="float" office:value="6310.5" calcext:value-type="float">
            <text:p>6311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291.9" calcext:value-type="float">
            <text:p>292</text:p>
          </table:table-cell>
          <table:table-cell table:style-name="ce1" office:value-type="float" office:value="163.1" calcext:value-type="float">
            <text:p>163</text:p>
          </table:table-cell>
          <table:table-cell table:style-name="ce1" office:value-type="float" office:value="25275.6" calcext:value-type="float">
            <text:p>25276</text:p>
          </table:table-cell>
          <table:table-cell table:style-name="ce1" office:value-type="float" office:value="3280.2" calcext:value-type="float">
            <text:p>328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1.76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.95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05"/>
        </table:table-row>
        <table:table-row table:style-name="ro1">
          <table:table-cell table:style-name="ce1" office:value-type="float" office:value="8011.5" calcext:value-type="float">
            <text:p>8012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891.45" calcext:value-type="float">
            <text:p>891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11789.4" calcext:value-type="float">
            <text:p>11789</text:p>
          </table:table-cell>
          <table:table-cell table:style-name="ce1" office:value-type="float" office:value="5251.4" calcext:value-type="float">
            <text:p>5251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331.8" calcext:value-type="float">
            <text:p>33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6.64" calcext:value-type="float">
            <text:p>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3.95" calcext:value-type="float">
            <text:p>31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0" calcext:value-type="float">
            <text:p>1610</text:p>
          </table:table-cell>
          <table:table-cell table:number-columns-repeated="1005"/>
        </table:table-row>
        <table:table-row table:style-name="ro1">
          <table:table-cell table:style-name="ce1" office:value-type="float" office:value="9009" calcext:value-type="float">
            <text:p>9009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3.65" calcext:value-type="float">
            <text:p>4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2054.2" calcext:value-type="float">
            <text:p>22054</text:p>
          </table:table-cell>
          <table:table-cell table:style-name="ce1" office:value-type="float" office:value="3934.7" calcext:value-type="float">
            <text:p>393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273.84" calcext:value-type="float">
            <text:p>2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80.7" calcext:value-type="float">
            <text:p>281</text:p>
          </table:table-cell>
          <table:table-cell table:number-columns-repeated="1005"/>
        </table:table-row>
        <table:table-row table:style-name="ro1">
          <table:table-cell table:style-name="ce1" office:value-type="float" office:value="7675.5" calcext:value-type="float">
            <text:p>7676</text:p>
          </table:table-cell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2.6" calcext:value-type="float">
            <text:p>85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73.05" calcext:value-type="float">
            <text:p>673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17564.4" calcext:value-type="float">
            <text:p>17564</text:p>
          </table:table-cell>
          <table:table-cell table:style-name="ce1" office:value-type="float" office:value="4981.9" calcext:value-type="float">
            <text:p>4982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022.7" calcext:value-type="float">
            <text:p>1023</text:p>
          </table:table-cell>
          <table:table-cell table:style-name="ce1" office:value-type="float" office:value="358.4" calcext:value-type="float">
            <text:p>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.68" calcext:value-type="float">
            <text:p>8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3.5" calcext:value-type="float">
            <text:p>914</text:p>
          </table:table-cell>
          <table:table-cell table:number-columns-repeated="1005"/>
        </table:table-row>
        <table:table-row table:style-name="ro1">
          <table:table-cell table:style-name="ce1" office:value-type="float" office:value="8358" calcext:value-type="float">
            <text:p>8358</text:p>
          </table:table-cell>
          <table:table-cell table:style-name="ce1" office:value-type="float" office:value="4655" calcext:value-type="float">
            <text:p>4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0.3" calcext:value-type="float">
            <text:p>1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25.8" calcext:value-type="float">
            <text:p>17426</text:p>
          </table:table-cell>
          <table:table-cell table:style-name="ce1" office:value-type="float" office:value="6090.7" calcext:value-type="float">
            <text:p>6091</text:p>
          </table:table-cell>
          <table:table-cell table:style-name="ce1" office:value-type="float" office:value="688.8" calcext:value-type="float">
            <text:p>689</text:p>
          </table:table-cell>
          <table:table-cell table:style-name="ce1" office:value-type="float" office:value="764.4" calcext:value-type="float">
            <text:p>764</text:p>
          </table:table-cell>
          <table:table-cell table:style-name="ce1" office:value-type="float" office:value="232.4" calcext:value-type="float">
            <text:p>2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6.4" calcext:value-type="float">
            <text:p>806</text:p>
          </table:table-cell>
          <table:table-cell table:number-columns-repeated="1005"/>
        </table:table-row>
        <table:table-row table:style-name="ro1">
          <table:table-cell table:style-name="ce1" office:value-type="float" office:value="7549.5" calcext:value-type="float">
            <text:p>7550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.2" calcext:value-type="float">
            <text:p>5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17640" calcext:value-type="float">
            <text:p>17640</text:p>
          </table:table-cell>
          <table:table-cell table:style-name="ce1" office:value-type="float" office:value="6914.6" calcext:value-type="float">
            <text:p>6915</text:p>
          </table:table-cell>
          <table:table-cell table:style-name="ce1" office:value-type="float" office:value="602.7" calcext:value-type="float">
            <text:p>603</text:p>
          </table:table-cell>
          <table:table-cell table:style-name="ce1" office:value-type="float" office:value="1360.8" calcext:value-type="float">
            <text:p>13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36" calcext:value-type="float">
            <text:p>8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66.9" calcext:value-type="float">
            <text:p>1167</text:p>
          </table:table-cell>
          <table:table-cell table:number-columns-repeated="1005"/>
        </table:table-row>
        <table:table-row table:style-name="ro1">
          <table:table-cell table:style-name="ce1" office:value-type="float" office:value="6625.5" calcext:value-type="float">
            <text:p>6626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6.2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17530.8" calcext:value-type="float">
            <text:p>17531</text:p>
          </table:table-cell>
          <table:table-cell table:style-name="ce1" office:value-type="float" office:value="6660.5" calcext:value-type="float">
            <text:p>6661</text:p>
          </table:table-cell>
          <table:table-cell table:style-name="ce1" office:value-type="float" office:value="1039.5" calcext:value-type="float">
            <text:p>1040</text:p>
          </table:table-cell>
          <table:table-cell table:style-name="ce1" office:value-type="float" office:value="1262.1" calcext:value-type="float">
            <text:p>12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.4" calcext:value-type="float">
            <text:p>16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98.9" calcext:value-type="float">
            <text:p>999</text:p>
          </table:table-cell>
          <table:table-cell table:number-columns-repeated="1005"/>
        </table:table-row>
        <table:table-row table:style-name="ro1">
          <table:table-cell table:style-name="ce1" office:value-type="float" office:value="3391.5" calcext:value-type="float">
            <text:p>3392</text:p>
          </table:table-cell>
          <table:table-cell table:style-name="ce1" office:value-type="float" office:value="4123" calcext:value-type="float">
            <text:p>4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35" calcext:value-type="float">
            <text:p>17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0168.4" calcext:value-type="float">
            <text:p>20168</text:p>
          </table:table-cell>
          <table:table-cell table:style-name="ce1" office:value-type="float" office:value="4704.7" calcext:value-type="float">
            <text:p>4705</text:p>
          </table:table-cell>
          <table:table-cell table:style-name="ce1" office:value-type="float" office:value="436.8" calcext:value-type="float">
            <text:p>437</text:p>
          </table:table-cell>
          <table:table-cell table:style-name="ce1" office:value-type="float" office:value="936.6" calcext:value-type="float">
            <text:p>937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444.08" calcext:value-type="float">
            <text:p>44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62.6" calcext:value-type="float">
            <text:p>1063</text:p>
          </table:table-cell>
          <table:table-cell table:number-columns-repeated="1005"/>
        </table:table-row>
        <table:table-row table:style-name="ro1">
          <table:table-cell table:style-name="ce1" office:value-type="float" office:value="6835.5" calcext:value-type="float">
            <text:p>6836</text:p>
          </table:table-cell>
          <table:table-cell table:style-name="ce1" office:value-type="float" office:value="4753" calcext:value-type="float">
            <text:p>4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.6" calcext:value-type="float">
            <text:p>4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0.8" calcext:value-type="float">
            <text:p>94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5397.2" calcext:value-type="float">
            <text:p>15397</text:p>
          </table:table-cell>
          <table:table-cell table:style-name="ce1" office:value-type="float" office:value="4874.1" calcext:value-type="float">
            <text:p>4874</text:p>
          </table:table-cell>
          <table:table-cell table:style-name="ce1" office:value-type="float" office:value="623.7" calcext:value-type="float">
            <text:p>624</text:p>
          </table:table-cell>
          <table:table-cell table:style-name="ce1" office:value-type="float" office:value="1541.4" calcext:value-type="float">
            <text:p>15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9.52" calcext:value-type="float">
            <text:p>8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56.3" calcext:value-type="float">
            <text:p>1056</text:p>
          </table:table-cell>
          <table:table-cell table:number-columns-repeated="1005"/>
        </table:table-row>
        <table:table-row table:style-name="ro1">
          <table:table-cell table:style-name="ce1" office:value-type="float" office:value="8179.5" calcext:value-type="float">
            <text:p>8180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78.6" calcext:value-type="float">
            <text:p>13579</text:p>
          </table:table-cell>
          <table:table-cell table:style-name="ce1" office:value-type="float" office:value="6167.7" calcext:value-type="float">
            <text:p>6168</text:p>
          </table:table-cell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1537.2" calcext:value-type="float">
            <text:p>15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6.4" calcext:value-type="float">
            <text:p>3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4.2" calcext:value-type="float">
            <text:p>1054</text:p>
          </table:table-cell>
          <table:table-cell table:number-columns-repeated="1005"/>
        </table:table-row>
        <table:table-row table:style-name="ro1"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236.6" calcext:value-type="float">
            <text:p>237</text:p>
          </table:table-cell>
          <table:table-cell table:style-name="ce1" office:value-type="float" office:value="19215" calcext:value-type="float">
            <text:p>19215</text:p>
          </table:table-cell>
          <table:table-cell table:style-name="ce1" office:value-type="float" office:value="4381.3" calcext:value-type="float">
            <text:p>4381</text:p>
          </table:table-cell>
          <table:table-cell table:style-name="ce1" office:value-type="float" office:value="701.4" calcext:value-type="float">
            <text:p>701</text:p>
          </table:table-cell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.96" calcext:value-type="float">
            <text:p>7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74.4" calcext:value-type="float">
            <text:p>974</text:p>
          </table:table-cell>
          <table:table-cell table:number-columns-repeated="1005"/>
        </table:table-row>
        <table:table-row table:style-name="ro1">
          <table:table-cell table:style-name="ce1" office:value-type="float" office:value="7486.5" calcext:value-type="float">
            <text:p>7487</text:p>
          </table:table-cell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25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61.2" calcext:value-type="float">
            <text:p>21361</text:p>
          </table:table-cell>
          <table:table-cell table:style-name="ce1" office:value-type="float" office:value="5259.1" calcext:value-type="float">
            <text:p>5259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1486.8" calcext:value-type="float">
            <text:p>1487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90.16" calcext:value-type="float">
            <text:p>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22.6" calcext:value-type="float">
            <text:p>923</text:p>
          </table:table-cell>
          <table:table-cell table:number-columns-repeated="1005"/>
        </table:table-row>
        <table:table-row table:style-name="ro1">
          <table:table-cell table:style-name="ce1" office:value-type="float" office:value="8347.5" calcext:value-type="float">
            <text:p>8348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.4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.85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167.6" calcext:value-type="float">
            <text:p>22168</text:p>
          </table:table-cell>
          <table:table-cell table:style-name="ce1" office:value-type="float" office:value="4743.2" calcext:value-type="float">
            <text:p>4743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1018.5" calcext:value-type="float">
            <text:p>1019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174.72" calcext:value-type="float">
            <text:p>1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5.3" calcext:value-type="float">
            <text:p>895</text:p>
          </table:table-cell>
          <table:table-cell table:number-columns-repeated="1005"/>
        </table:table-row>
        <table:table-row table:style-name="ro1">
          <table:table-cell table:style-name="ce1" office:value-type="float" office:value="4704" calcext:value-type="float">
            <text:p>4704</text:p>
          </table:table-cell>
          <table:table-cell table:style-name="ce1" office:value-type="float" office:value="2198" calcext:value-type="float">
            <text:p>2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.9" calcext:value-type="float">
            <text:p>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71.2" calcext:value-type="float">
            <text:p>19471</text:p>
          </table:table-cell>
          <table:table-cell table:style-name="ce1" office:value-type="float" office:value="4473.7" calcext:value-type="float">
            <text:p>4474</text:p>
          </table:table-cell>
          <table:table-cell table:style-name="ce1" office:value-type="float" office:value="831.6" calcext:value-type="float">
            <text:p>832</text:p>
          </table:table-cell>
          <table:table-cell table:style-name="ce1" office:value-type="float" office:value="1096.2" calcext:value-type="float">
            <text:p>109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81.68" calcext:value-type="float">
            <text:p>28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9.9" calcext:value-type="float">
            <text:p>1300</text:p>
          </table:table-cell>
          <table:table-cell table:number-columns-repeated="1005"/>
        </table:table-row>
        <table:table-row table:style-name="ro1">
          <table:table-cell table:style-name="ce1" office:value-type="float" office:value="6426" calcext:value-type="float">
            <text:p>6426</text:p>
          </table:table-cell>
          <table:table-cell table:style-name="ce1" office:value-type="float" office:value="4529" calcext:value-type="float">
            <text:p>45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51" calcext:value-type="float">
            <text:p>19551</text:p>
          </table:table-cell>
          <table:table-cell table:style-name="ce1" office:value-type="float" office:value="4851" calcext:value-type="float">
            <text:p>4851</text:p>
          </table:table-cell>
          <table:table-cell table:style-name="ce1" office:value-type="float" office:value="1356.6" calcext:value-type="float">
            <text:p>1357</text:p>
          </table:table-cell>
          <table:table-cell table:style-name="ce1" office:value-type="float" office:value="1589.7" calcext:value-type="float">
            <text:p>15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.16" calcext:value-type="float">
            <text:p>2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2.8" calcext:value-type="float">
            <text:p>353</text:p>
          </table:table-cell>
          <table:table-cell table:number-columns-repeated="1005"/>
        </table:table-row>
        <table:table-row table:style-name="ro1">
          <table:table-cell table:style-name="ce1" office:value-type="float" office:value="3087" calcext:value-type="float">
            <text:p>3087</text:p>
          </table:table-cell>
          <table:table-cell table:style-name="ce1" office:value-type="float" office:value="3241" calcext:value-type="float">
            <text:p>32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8.4" calcext:value-type="float">
            <text:p>10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309.2" calcext:value-type="float">
            <text:p>25309</text:p>
          </table:table-cell>
          <table:table-cell table:style-name="ce1" office:value-type="float" office:value="3357.2" calcext:value-type="float">
            <text:p>3357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1136.1" calcext:value-type="float">
            <text:p>1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.68" calcext:value-type="float">
            <text:p>15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39.1" calcext:value-type="float">
            <text:p>639</text:p>
          </table:table-cell>
          <table:table-cell table:number-columns-repeated="1005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3" calcext:value-type="float">
            <text:p>15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128.2" calcext:value-type="float">
            <text:p>26128</text:p>
          </table:table-cell>
          <table:table-cell table:style-name="ce1" office:value-type="float" office:value="2186.8" calcext:value-type="float">
            <text:p>218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23.7" calcext:value-type="float">
            <text:p>624</text:p>
          </table:table-cell>
          <table:table-cell table:style-name="ce1" office:value-type="float" office:value="64.4" calcext:value-type="float">
            <text:p>6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49.2" calcext:value-type="float">
            <text:p>949</text:p>
          </table:table-cell>
          <table:table-cell table:number-columns-repeated="1005"/>
        </table:table-row>
        <table:table-row table:style-name="ro1"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6923" calcext:value-type="float">
            <text:p>69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9.4" calcext:value-type="float">
            <text:p>17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537.2" calcext:value-type="float">
            <text:p>22537</text:p>
          </table:table-cell>
          <table:table-cell table:style-name="ce1" office:value-type="float" office:value="2795.1" calcext:value-type="float">
            <text:p>2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" calcext:value-type="float">
            <text:p>94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2.4" calcext:value-type="float">
            <text:p>1002</text:p>
          </table:table-cell>
          <table:table-cell table:number-columns-repeated="1005"/>
        </table:table-row>
        <table:table-row table:style-name="ro1"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6118" calcext:value-type="float">
            <text:p>6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3.2" calcext:value-type="float">
            <text:p>152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531.4" calcext:value-type="float">
            <text:p>26531</text:p>
          </table:table-cell>
          <table:table-cell table:style-name="ce1" office:value-type="float" office:value="1486.1" calcext:value-type="float">
            <text:p>14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7.8" calcext:value-type="float">
            <text:p>668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52.88" calcext:value-type="float">
            <text:p>15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26.5" calcext:value-type="float">
            <text:p>627</text:p>
          </table:table-cell>
          <table:table-cell table:number-columns-repeated="1005"/>
        </table:table-row>
        <table:table-row table:style-name="ro1"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0.4" calcext:value-type="float">
            <text:p>15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893.4" calcext:value-type="float">
            <text:p>24893</text:p>
          </table:table-cell>
          <table:table-cell table:style-name="ce1" office:value-type="float" office:value="2602.6" calcext:value-type="float">
            <text:p>26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.97" calcext:value-type="float">
            <text:p>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13.6" calcext:value-type="float">
            <text:p>1014</text:p>
          </table:table-cell>
          <table:table-cell table:number-columns-repeated="1005"/>
        </table:table-row>
        <table:table-row table:style-name="ro1"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5887" calcext:value-type="float">
            <text:p>58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7.4" calcext:value-type="float">
            <text:p>15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277.2" calcext:value-type="float">
            <text:p>21277</text:p>
          </table:table-cell>
          <table:table-cell table:style-name="ce1" office:value-type="float" office:value="1047.2" calcext:value-type="float">
            <text:p>1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.41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6.4" calcext:value-type="float">
            <text:p>1436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5369" calcext:value-type="float">
            <text:p>5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2.2" calcext:value-type="float">
            <text:p>10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.9" calcext:value-type="float">
            <text:p>68</text:p>
          </table:table-cell>
          <table:table-cell table:style-name="ce1" office:value-type="float" office:value="24204.6" calcext:value-type="float">
            <text:p>24205</text:p>
          </table:table-cell>
          <table:table-cell table:style-name="ce1" office:value-type="float" office:value="1185.8" calcext:value-type="float">
            <text:p>11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.9" calcext:value-type="float">
            <text:p>3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08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.45" calcext:value-type="float">
            <text:p>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25.8" calcext:value-type="float">
            <text:p>1326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6699" calcext:value-type="float">
            <text:p>6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8.4" calcext:value-type="float">
            <text:p>11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596.8" calcext:value-type="float">
            <text:p>20597</text:p>
          </table:table-cell>
          <table:table-cell table:style-name="ce1" office:value-type="float" office:value="723.8" calcext:value-type="float">
            <text:p>72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7.6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04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1.3" calcext:value-type="float">
            <text:p>1651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697" calcext:value-type="float">
            <text:p>46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.4" calcext:value-type="float">
            <text:p>13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759" calcext:value-type="float">
            <text:p>24759</text:p>
          </table:table-cell>
          <table:table-cell table:style-name="ce1" office:value-type="float" office:value="477.4" calcext:value-type="float">
            <text:p>47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707.7" calcext:value-type="float">
            <text:p>708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32.16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93" calcext:value-type="float">
            <text:p>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53.6" calcext:value-type="float">
            <text:p>1154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8" calcext:value-type="float">
            <text:p>5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5061.6" calcext:value-type="float">
            <text:p>35062</text:p>
          </table:table-cell>
          <table:table-cell table:style-name="ce1" office:value-type="float" office:value="377.3" calcext:value-type="float">
            <text:p>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92" calcext:value-type="float">
            <text:p>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31.3" calcext:value-type="float">
            <text:p>531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239.6" calcext:value-type="float">
            <text:p>31240</text:p>
          </table:table-cell>
          <table:table-cell table:style-name="ce1" office:value-type="float" office:value="292.6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7.4" calcext:value-type="float">
            <text:p>6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.68" calcext:value-type="float">
            <text:p>21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23.1" calcext:value-type="float">
            <text:p>723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.8" calcext:value-type="float">
            <text:p>2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354.4" calcext:value-type="float">
            <text:p>383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24.1" calcext:value-type="float">
            <text:p>324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.8" calcext:value-type="float">
            <text:p>2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7846.2" calcext:value-type="float">
            <text:p>3784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.72" calcext:value-type="float">
            <text:p>7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13.6" calcext:value-type="float">
            <text:p>314</text:p>
          </table:table-cell>
          <table:table-cell table:number-columns-repeated="100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949.4" calcext:value-type="float">
            <text:p>31949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0.6" calcext:value-type="float">
            <text:p>391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201.04" calcext:value-type="float">
            <text:p>2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2.5" calcext:value-type="float">
            <text:p>893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797.8" calcext:value-type="float">
            <text:p>3279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.44" calcext:value-type="float">
            <text:p>27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44" calcext:value-type="float">
            <text:p>644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4578.6" calcext:value-type="float">
            <text:p>345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74.48" calcext:value-type="float">
            <text:p>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88.1" calcext:value-type="float">
            <text:p>688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.4" calcext:value-type="float">
            <text:p>1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7976.4" calcext:value-type="float">
            <text:p>379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8.9" calcext:value-type="float">
            <text:p>22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01.8" calcext:value-type="float">
            <text:p>40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729" calcext:value-type="float">
            <text:p>367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89.84" calcext:value-type="float">
            <text:p>1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88.5" calcext:value-type="float">
            <text:p>389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.6" calcext:value-type="float">
            <text:p>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951.6" calcext:value-type="float">
            <text:p>369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.9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.44" calcext:value-type="float">
            <text:p>8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42.3" calcext:value-type="float">
            <text:p>342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PAR" style:display-name="PageStyle_TSK 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5-23T21:37:54</dc:date>
    <meta:editing-duration>P0D</meta:editing-duration>
    <meta:generator>LibreOffice/6.0.0.2$Windows_X86_64 LibreOffice_project/06b618bb6f431d27fd2def25aa19c833e29b61cd</meta:generator>
    <meta:document-statistic meta:table-count="1" meta:cell-count="11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